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612158048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612185440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611427968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80295368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45775840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hange-start text:change-id="ct612158048"/>Introduction (Informative)</text:h>
      <text:p text:style-name="Standard">This specification describes the protocol for transporting OpenLCB datagrams via CAN segments.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612158048"/><text:change-start text:change-id="ct61218544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612185440"/><text:change text:change-id="ct611427968"/><text:change-start text:change-id="ct645775840"/>External certification of parts shall be accepted for conformance to these standards. Conformance with a later version of a standard shall be accepted as conformance with the referenced versions.<text:change-end text:change-id="ct6457758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118663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7560990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11866352"/><text:change-start text:change-id="ct575609904"/>OpenLCB-CAN Datagram Transport Standard<text:change-end text:change-id="ct575609904"/></text:p>
      </style:header>
      <style:footer>
        <text:tracked-changes>
          <text:changed-region text:id="ct61197105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1197137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118386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11971056"/><text:change-start text:change-id="ct611971376"/><text:span text:style-name="MT2">Copyright 2010, by J. Day, D. Harris, B. Jacobsen, and A. Shepherd</text:span><text:change-end text:change-id="ct611971376"/><text:change text:change-id="ct61183867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18:21:13.9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6713182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537387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634115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667128464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text:id="ct566687456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69346548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132381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661182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129537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7131824"/><text:change-start text:change-id="ct653738784"/>OpenLCB St<text:change-end text:change-id="ct653738784"/><text:change-start text:change-id="ct666341152"/>andard<text:change-end text:change-id="ct6663411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67128464"/><text:change-start text:change-id="ct566687456"/>OpenLCB-CAN Datagram Transport<text:change-end text:change-id="ct5666874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693465488"/><text:change-start text:change-id="ct513238192"/><text:date style:data-style-name="N37" text:date-value="2010-10-08T17:19:56" text:fixed="true">10/08/10</text:date><text:change-end text:change-id="ct513238192"/></text:p>
            </table:table-cell>
            <table:table-cell table:style-name="Table1.C1" office:value-type="string">
              <text:p text:style-name="MP7"><text:change text:change-id="ct566118208"/><text:change-start text:change-id="ct512953712"/>Draft<text:change-end text:change-id="ct512953712"/></text:p>
            </table:table-cell>
          </table:table-row>
        </table:table>
        <text:p text:style-name="Header"/>
      </style:header>
      <style:footer>
        <text:tracked-changes>
          <text:changed-region text:id="ct60360209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712008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3600158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03602096"/><text:change-start text:change-id="ct671200816"/><text:span text:style-name="MT5">10</text:span><text:change-end text:change-id="ct671200816"/><text:span text:style-name="MT5">, by J. Day, D. Harris, B. Jacobsen, </text:span><text:change text:change-id="ct53600158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18:21:13.9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4</meta:editing-cycles>
    <meta:editing-duration>PT11H38M13S</meta:editing-duration>
    <meta:generator>OpenOffice.org/3.2$Unix OpenOffice.org_project/320m18$Build-9502</meta:generator>
    <dc:date>2010-10-08T18:21:14</dc:date>
    <dc:creator>Bob Jacobsen</dc:creator>
    <meta:document-statistic meta:table-count="1" meta:image-count="1" meta:object-count="0" meta:page-count="2" meta:paragraph-count="37" meta:word-count="283" meta:character-count="1899"/>
    <meta:user-defined meta:name="Info 1"/>
    <meta:user-defined meta:name="Info 2"/>
    <meta:user-defined meta:name="Info 3"/>
    <meta:user-defined meta:name="Info 4"/>
  </office:meta>
</office:document-meta>
</file>